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591f" officeooo:paragraph-rsid="001b591f"/>
    </style:style>
    <style:style style:name="P2" style:family="paragraph" style:parent-style-name="Standard">
      <style:text-properties officeooo:rsid="001cf3bb" officeooo:paragraph-rsid="001cf3bb"/>
    </style:style>
    <style:style style:name="P3" style:family="paragraph" style:parent-style-name="Standard">
      <style:text-properties officeooo:rsid="001d56b9" officeooo:paragraph-rsid="001d56b9"/>
    </style:style>
    <style:style style:name="P4" style:family="paragraph" style:parent-style-name="Standard">
      <style:text-properties officeooo:rsid="001d6816" officeooo:paragraph-rsid="001d6816"/>
    </style:style>
    <style:style style:name="P5" style:family="paragraph" style:parent-style-name="Standard">
      <style:text-properties officeooo:rsid="001e0690" officeooo:paragraph-rsid="001e0690"/>
    </style:style>
    <style:style style:name="P6" style:family="paragraph" style:parent-style-name="Standard">
      <style:text-properties officeooo:rsid="001eb941" officeooo:paragraph-rsid="001eb941"/>
    </style:style>
    <style:style style:name="P7" style:family="paragraph" style:parent-style-name="Standard">
      <style:text-properties officeooo:rsid="00209610" officeooo:paragraph-rsid="00209610"/>
    </style:style>
    <style:style style:name="P8" style:family="paragraph" style:parent-style-name="Standard">
      <style:text-properties officeooo:rsid="00269e69" officeooo:paragraph-rsid="00269e69"/>
    </style:style>
    <style:style style:name="P9" style:family="paragraph" style:parent-style-name="Standard">
      <style:text-properties officeooo:rsid="0027918c" officeooo:paragraph-rsid="0027918c"/>
    </style:style>
    <style:style style:name="P10" style:family="paragraph" style:parent-style-name="Standard">
      <style:text-properties officeooo:rsid="0027918c" officeooo:paragraph-rsid="0027918c"/>
    </style:style>
    <style:style style:name="P11" style:family="paragraph" style:parent-style-name="Standard">
      <style:text-properties officeooo:rsid="002d158e" officeooo:paragraph-rsid="002d158e"/>
    </style:style>
    <style:style style:name="P12" style:family="paragraph" style:parent-style-name="Standard">
      <style:text-properties officeooo:rsid="002d62ae" officeooo:paragraph-rsid="002d62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ghThres = 0.4</text:p>
      <text:p text:style-name="P1">lowThres = 0.2</text:p>
      <text:p text:style-name="P2">horizon = 180</text:p>
      <text:p text:style-name="P2"/>
      <text:p text:style-name="P2">transform matrix</text:p>
      <text:p text:style-name="P2"/>
      <text:p text:style-name="P3">in find edge features line 103 assumption of lanes in centre of image is done, parameters need to be tuned</text:p>
      <text:p text:style-name="P3"/>
      <text:p text:style-name="P4">line 118</text:p>
      <text:p text:style-name="P4"/>
      <text:p text:style-name="P4">line 127, voting parameter for lanes set to 10</text:p>
      <text:p text:style-name="P4"/>
      <text:p text:style-name="P5">line 359 curve parametes</text:p>
      <text:p text:style-name="P5"/>
      <text:p text:style-name="P5">line 277 check primary lanes </text:p>
      <text:p text:style-name="P5"/>
      <text:p text:style-name="P6">line 280,281 value of k1 and k2 are hardcoded and that affects offset</text:p>
      <text:p text:style-name="P6"/>
      <text:p text:style-name="P7">line 345 inertia of tracking status off(frames checked).</text:p>
      <text:p text:style-name="P7"/>
      <text:p text:style-name="P8">In intitialize curve function curve parameters are set and width of curve has changed from the one used in primary lane</text:p>
      <text:p text:style-name="P8"/>
      <text:p text:style-name="P9">instead of returning values from vector use pointers to change values of lanes points</text:p>
      <text:p text:style-name="P9"/>
      <text:p text:style-name="P9">in fit curve line 396, why used true</text:p>
      <text:p text:style-name="P9"/>
      <text:p text:style-name="P11">line 530, lambda </text:p>
      <text:p text:style-name="P11">offset curve</text:p>
      <text:p text:style-name="P12"/>
      <text:p text:style-name="P9"/>
      <text:p text:style-name="P9"/>
      <text:p text:style-name="P8"/>
      <text:p text:style-name="P7"/>
      <text:p text:style-name="P5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02:40:49.656180105</meta:creation-date>
    <dc:date>2018-12-17T06:20:53.026834571</dc:date>
    <meta:editing-duration>PT1H41M33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20" meta:character-count="665" meta:non-whitespace-character-count="559"/>
  </office:meta>
</office:document-meta>
</file>